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Text_20_body">
      <style:text-properties officeooo:rsid="00054984" officeooo:paragraph-rsid="00054984"/>
    </style:style>
    <style:style style:name="P2" style:family="paragraph" style:parent-style-name="Title">
      <style:text-properties officeooo:rsid="00054984" officeooo:paragraph-rsid="00054984"/>
    </style:style>
    <style:style style:name="P3" style:family="paragraph" style:parent-style-name="Heading_20_2">
      <style:text-properties officeooo:paragraph-rsid="000f0539"/>
    </style:style>
    <style:style style:name="P4" style:family="paragraph" style:parent-style-name="Heading_20_3">
      <style:text-properties officeooo:paragraph-rsid="000d75e2"/>
    </style:style>
    <style:style style:name="P5" style:family="paragraph" style:parent-style-name="Heading_20_3">
      <style:text-properties officeooo:paragraph-rsid="000f0539"/>
    </style:style>
    <style:style style:name="P6" style:family="paragraph" style:parent-style-name="Heading_20_3">
      <style:text-properties officeooo:paragraph-rsid="0019b953"/>
    </style:style>
    <style:style style:name="P7" style:family="paragraph" style:parent-style-name="Text_20_body_20_indent" style:list-style-name="L2">
      <style:text-properties fo:font-weight="normal" officeooo:rsid="00085286" officeooo:paragraph-rsid="000c46c7" style:font-weight-asian="normal" style:font-weight-complex="normal"/>
    </style:style>
    <style:style style:name="P8" style:family="paragraph" style:parent-style-name="Text_20_body_20_indent">
      <style:text-properties fo:font-weight="normal" officeooo:rsid="00085286" officeooo:paragraph-rsid="000c46c7" style:font-weight-asian="normal" style:font-weight-complex="normal"/>
    </style:style>
    <style:style style:name="P9" style:family="paragraph" style:parent-style-name="Text_20_body_20_indent">
      <style:text-properties officeooo:rsid="00085286" officeooo:paragraph-rsid="000d75e2"/>
    </style:style>
    <style:style style:name="P10" style:family="paragraph" style:parent-style-name="Text_20_body_20_indent">
      <style:text-properties officeooo:paragraph-rsid="000d75e2"/>
    </style:style>
    <style:style style:name="P11" style:family="paragraph" style:parent-style-name="Text_20_body_20_indent" style:list-style-name="L3">
      <style:text-properties officeooo:rsid="0009bbb9" officeooo:paragraph-rsid="000f0539"/>
    </style:style>
    <style:style style:name="P12" style:family="paragraph" style:parent-style-name="Text_20_body_20_indent" style:list-style-name="L3">
      <style:text-properties officeooo:rsid="0009bbb9" officeooo:paragraph-rsid="0015ec99"/>
    </style:style>
    <style:style style:name="P13" style:family="paragraph" style:parent-style-name="Text_20_body_20_indent">
      <style:text-properties officeooo:rsid="0009bbb9" officeooo:paragraph-rsid="0019b953"/>
    </style:style>
    <style:style style:name="P14" style:family="paragraph" style:parent-style-name="Text_20_body_20_indent">
      <style:paragraph-properties fo:margin-left="0cm" fo:margin-right="0cm" fo:text-indent="0cm" style:auto-text-indent="false"/>
      <style:text-properties officeooo:rsid="0009bbb9" officeooo:paragraph-rsid="0019b953"/>
    </style:style>
    <style:style style:name="P15" style:family="paragraph" style:parent-style-name="Text_20_body_20_indent" style:list-style-name="L3">
      <style:text-properties officeooo:rsid="00135e41" officeooo:paragraph-rsid="00135e41"/>
    </style:style>
    <style:style style:name="P16" style:family="paragraph" style:parent-style-name="Text_20_body_20_indent" style:list-style-name="L3">
      <style:text-properties officeooo:rsid="001424d6" officeooo:paragraph-rsid="001424d6"/>
    </style:style>
    <style:style style:name="P17" style:family="paragraph" style:parent-style-name="Text_20_body_20_indent" style:list-style-name="L3">
      <style:text-properties officeooo:rsid="0015ec99" officeooo:paragraph-rsid="0015ec99"/>
    </style:style>
    <style:style style:name="P18" style:family="paragraph" style:parent-style-name="Text_20_body_20_indent" style:list-style-name="L3">
      <style:text-properties officeooo:rsid="0017c2e2" officeooo:paragraph-rsid="0017c2e2"/>
    </style:style>
    <style:style style:name="P19" style:family="paragraph" style:parent-style-name="Text_20_body_20_indent" style:list-style-name="L4">
      <style:text-properties officeooo:rsid="0019b953" officeooo:paragraph-rsid="0019b953"/>
    </style:style>
    <style:style style:name="P20" style:family="paragraph" style:parent-style-name="Text_20_body_20_indent">
      <style:text-properties officeooo:rsid="0019b953" officeooo:paragraph-rsid="0019b953"/>
    </style:style>
    <style:style style:name="P21" style:family="paragraph" style:parent-style-name="Text_20_body_20_indent" style:list-style-name="L4">
      <style:text-properties officeooo:rsid="001a7def" officeooo:paragraph-rsid="001a7def"/>
    </style:style>
    <style:style style:name="P22" style:family="paragraph" style:parent-style-name="Text_20_body_20_indent">
      <style:text-properties officeooo:paragraph-rsid="001aa8f1"/>
    </style:style>
    <style:style style:name="T1" style:family="text">
      <style:text-properties officeooo:rsid="00054984"/>
    </style:style>
    <style:style style:name="T2" style:family="text">
      <style:text-properties officeooo:rsid="000b326b"/>
    </style:style>
    <style:style style:name="T3" style:family="text">
      <style:text-properties officeooo:rsid="000d75e2"/>
    </style:style>
    <style:style style:name="T4" style:family="text">
      <style:text-properties officeooo:rsid="0009bbb9"/>
    </style:style>
    <style:style style:name="T5" style:family="text">
      <style:text-properties officeooo:rsid="000f0539"/>
    </style:style>
    <style:style style:name="T6" style:family="text">
      <style:text-properties officeooo:rsid="000ba87d"/>
    </style:style>
    <style:style style:name="T7" style:family="text">
      <style:text-properties officeooo:rsid="0011c924"/>
    </style:style>
    <style:style style:name="T8" style:family="text">
      <style:text-properties officeooo:rsid="0015ec99"/>
    </style:style>
    <style:style style:name="T9" style:family="text">
      <style:text-properties officeooo:rsid="0019b953"/>
    </style:style>
    <style:style style:name="T10" style:family="text">
      <style:text-properties officeooo:rsid="001a7def"/>
    </style:style>
    <style:style style:name="T11" style:family="text">
      <style:text-properties officeooo:rsid="001aa8f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g data - Data Clustering, organiser les données du Big data</text:p>
      <text:h text:style-name="Heading_20_1" text:outline-level="1"><text:span text:style-name="T1">Description</text:span> de la formation :</text:h>
      <text:h text:style-name="Heading_20_3" text:outline-level="3">Intitulé de la formation :</text:h>
      <text:p text:style-name="Text_20_body_20_indent">Le clustering de données vise à regrouper, au sein de "données massives", des données similaires afin d'identifier des connaissances pertinentes et permettre une prise de décision adaptée. Ce cours vous permettra de comprendre les fondamentaux du clustering de données et de les mettre en pratique sur des cas concrets.</text:p>
      <text:h text:style-name="Heading_20_3" text:outline-level="3">Compétences visées :</text:h>
      <text:p text:style-name="P8">À l’issue de cette formation, les stagiaires seront en mesure de :</text:p>
      <text:list xml:id="list1856938972" text:style-name="L2">
        <text:list-item>
          <text:p text:style-name="P7">Choisir les algorithmes <text:span text:style-name="T3">clustering les plus pertinents sur un jeu de donnée défini.</text:span></text:p>
        </text:list-item>
      </text:list>
      <text:h text:style-name="P4" text:outline-level="3">Public visé :</text:h>
      <text:p text:style-name="P9">Ingénieurs, chefs de projets, développeurs <text:span text:style-name="T2">et data analyste</text:span> souhaitant <text:span text:style-name="T2">un</text:span><text:span text:style-name="T3">e expertise </text:span><text:span text:style-name="T2">sur les </text:span><text:span text:style-name="T3">techniques d’analyse de données dans le Big </text:span><text:span text:style-name="T5">d</text:span><text:span text:style-name="T3">ata.</text:span></text:p>
      <text:h text:style-name="P4" text:outline-level="3">Prérequis :</text:h>
      <text:p text:style-name="P9">Une connaissance de base à Python <text:span text:style-name="T2">et pandas </text:span>est requise.</text:p>
      <text:h text:style-name="P4" text:outline-level="3">Nombre de jours :</text:h>
      <text:p text:style-name="P10"><text:span text:style-name="T11">3</text:span> jours</text:p>
      <text:p text:style-name="P1"/>
      <text:h text:style-name="Heading_20_1" text:outline-level="1">Plan de formation</text:h>
      <text:h text:style-name="P3" text:outline-level="2">Partie <text:span text:style-name="T4">1 – </text:span><text:span text:style-name="T5">Introduction au clustering de données</text:span> :</text:h>
      <text:list xml:id="list1938166723" text:style-name="L3">
        <text:list-item>
          <text:p text:style-name="P15">Les différents types de structures de données</text:p>
        </text:list-item>
        <text:list-item>
          <text:p text:style-name="P16">La découverte d’informations « cachées » dans les données</text:p>
        </text:list-item>
        <text:list-item>
          <text:p text:style-name="P15">La complexité algorithmique et ses implications</text:p>
          <text:p text:style-name="P16"/>
        </text:list-item>
      </text:list>
      <text:h text:style-name="P5" text:outline-level="3">Durée :</text:h>
      <text:p text:style-name="P22"><text:span text:style-name="T4">1</text:span> demi-journée</text:p>
      <text:h text:style-name="P3" text:outline-level="2"><text:soft-page-break/>Partie <text:span text:style-name="T5">2</text:span><text:span text:style-name="T4"> – </text:span><text:span text:style-name="T5">Techniques de clustering</text:span> :</text:h>
      <text:list xml:id="list164028642987854" text:continue-numbering="true" text:style-name="L3">
        <text:list-item>
          <text:p text:style-name="P16">Les différentes approches pour spécifier un cluster : centroïde, densité, groupe, graphes, ...</text:p>
        </text:list-item>
        <text:list-item>
          <text:p text:style-name="P16">Les différents algorithmes : Clustering simple ou hiérarchique</text:p>
        </text:list-item>
        <text:list-item>
          <text:p text:style-name="P16">Les algorithmes K-means</text:p>
        </text:list-item>
        <text:list-item>
          <text:p text:style-name="P16">Les algorithmes à estimation de densité</text:p>
        </text:list-item>
        <text:list-item>
          <text:p text:style-name="P16">Les approches agglomérantes ou divisantes</text:p>
        </text:list-item>
        <text:list-item>
          <text:p text:style-name="P16">Les marches aléatoires</text:p>
        </text:list-item>
      </text:list>
      <text:h text:style-name="P5" text:outline-level="3">Durée :</text:h>
      <text:p text:style-name="P22"><text:span text:style-name="T4">1</text:span> demi-journée</text:p>
      <text:h text:style-name="P6" text:outline-level="3">Mise en pratique :</text:h>
      <text:p text:style-name="P13">Mise en situation d’évaluation comparée de <text:span text:style-name="T9">différents algorithmes de clustering.</text:span></text:p>
      <text:h text:style-name="P6" text:outline-level="3">Objectif de la partie :</text:h>
      <text:p text:style-name="P13">À l’issue de cette partie, les stagiaires seront en mesure de :</text:p>
      <text:list xml:id="list3569178936" text:style-name="L4">
        <text:list-item>
          <text:p text:style-name="P19">Comprendre le fonctionnement des différents algorithmes.</text:p>
        </text:list-item>
        <text:list-item>
          <text:p text:style-name="P19">Choisir un ou plusieurs algorithmes adaptés à leurs données</text:p>
        </text:list-item>
      </text:list>
      <text:p text:style-name="P14"/>
      <text:h text:style-name="P3" text:outline-level="2">Partie <text:span text:style-name="T5">3</text:span><text:span text:style-name="T4"> – </text:span><text:span text:style-name="T5">Outils pour le clustering</text:span> :</text:h>
      <text:list xml:id="list164028937146127" text:continue-list="list164028642987854" text:style-name="L3">
        <text:list-item>
          <text:p text:style-name="P11">K-means simple, Graclus, Cluto.</text:p>
        </text:list-item>
        <text:list-item>
          <text:p text:style-name="P17">DBSCAN</text:p>
        </text:list-item>
        <text:list-item>
          <text:p text:style-name="P11">Algorithme hiérarchique : Louvain.</text:p>
        </text:list-item>
        <text:list-item>
          <text:p text:style-name="P11">InfoMap, Fast Modularity.</text:p>
        </text:list-item>
        <text:list-item>
          <text:p text:style-name="P11">NCut, approche Girvan Newman...</text:p>
        </text:list-item>
        <text:list-item>
          <text:p text:style-name="P11">Extraction d'arbres couvrants et composition.</text:p>
        </text:list-item>
      </text:list>
      <text:h text:style-name="P5" text:outline-level="3">Durée :</text:h>
      <text:p text:style-name="P22"><text:span text:style-name="T4">1</text:span> demi-journée</text:p>
      <text:h text:style-name="P6" text:outline-level="3">Mise en pratique :</text:h>
      <text:p text:style-name="P20">Utilisation des bibliothèques implémentant les algorithmes choisis dans la partie précédente</text:p>
      <text:h text:style-name="P6" text:outline-level="3">Objectif de la partie :</text:h>
      <text:p text:style-name="P13">À l’issue de cette partie, les stagiaires seront en mesure de :</text:p>
      <text:list xml:id="list164027664262450" text:continue-list="list3569178936" text:style-name="L4">
        <text:list-item>
          <text:p text:style-name="P19">Utiliser les différentes bibliothèques utiles pour le clustering</text:p>
        </text:list-item>
      </text:list>
      <text:p text:style-name="P14"><text:soft-page-break/></text:p>
      <text:h text:style-name="P3" text:outline-level="2">Partie <text:span text:style-name="T5">4</text:span><text:span text:style-name="T4"> – </text:span><text:span text:style-name="T5">Mesures de qualité de clustering</text:span> :</text:h>
      <text:list xml:id="list164027994265120" text:continue-list="list164028937146127" text:style-name="L3">
        <text:list-item>
          <text:p text:style-name="P12"><text:span text:style-name="T8">Les différents critères : Silouhette, </text:span>Ward, Dunn, ...</text:p>
        </text:list-item>
        <text:list-item>
          <text:p text:style-name="P18">Les contraintes </text:p>
        </text:list-item>
      </text:list>
      <text:h text:style-name="P5" text:outline-level="3">Durée :</text:h>
      <text:p text:style-name="P22"><text:span text:style-name="T4">1</text:span> demi-journée</text:p>
      <text:h text:style-name="P6" text:outline-level="3">Mise en pratique :</text:h>
      <text:p text:style-name="P20">Sélection et utilisation de mesures de qualité pour les clusters obtenus dans la partie précédente.</text:p>
      <text:h text:style-name="P6" text:outline-level="3">Objectif de la partie :</text:h>
      <text:p text:style-name="P13">À l’issue de cette partie, les stagiaires seront en mesure de :</text:p>
      <text:list xml:id="list164027840561295" text:continue-list="list164027664262450" text:style-name="L4">
        <text:list-item>
          <text:p text:style-name="P19">Comprendre le fonctionnement des différentes mesures de qualité</text:p>
        </text:list-item>
        <text:list-item>
          <text:p text:style-name="P19">Choisir une ou plusieurs mesures adaptés à leur problématique.</text:p>
        </text:list-item>
      </text:list>
      <text:p text:style-name="P14"/>
      <text:h text:style-name="P3" text:outline-level="2">Partie <text:span text:style-name="T5">5</text:span><text:span text:style-name="T4"> – </text:span><text:span text:style-name="T5">Clustering de documents textuels</text:span> :</text:h>
      <text:list xml:id="list164028600679037" text:continue-list="list164027994265120" text:style-name="L3">
        <text:list-item>
          <text:p text:style-name="P18">Les prétraitements spécifiques aux données textuelles : Bag of words, TF-IDF, Embeddings, ...</text:p>
        </text:list-item>
        <text:list-item>
          <text:p text:style-name="P18">Les mesures de similarités </text:p>
          <text:p text:style-name="P18"/>
        </text:list-item>
      </text:list>
      <text:h text:style-name="P5" text:outline-level="3">Durée :</text:h>
      <text:p text:style-name="P22"><text:span text:style-name="T4">1</text:span> journée</text:p>
      <text:h text:style-name="P6" text:outline-level="3">Mise en pratique :</text:h>
      <text:p text:style-name="P20">Mise en œuvre <text:span text:style-name="T10">de différents algorithmes de clustering </text:span>sur une <text:span text:style-name="T10">base de documents textuels avec différents prétraitements.</text:span></text:p>
      <text:h text:style-name="P6" text:outline-level="3">Objectif de la partie :</text:h>
      <text:p text:style-name="P13">À l’issue de cette partie, les stagiaires seront en mesure de :</text:p>
      <text:list xml:id="list164028791328383" text:continue-list="list164027840561295" text:style-name="L4">
        <text:list-item>
          <text:p text:style-name="P19">Comprendre le fonctionnement des différent<text:span text:style-name="T10">s prétraitements spécifiques au texte.</text:span></text:p>
        </text:list-item>
        <text:list-item>
          <text:p text:style-name="P21">Exploiter le résultat des cluster<text:span text:style-name="T11">s</text:span> obtenus.</text:p>
        </text:list-item>
      </text:list>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24T16:39:21.300238886</dc:date>
    <meta:editing-duration>PT52M25S</meta:editing-duration>
    <meta:editing-cycles>12</meta:editing-cycles>
    <meta:generator>LibreOffice/7.3.7.2$Linux_X86_64 LibreOffice_project/30$Build-2</meta:generator>
    <meta:document-statistic meta:table-count="0" meta:image-count="0" meta:object-count="0" meta:page-count="3" meta:paragraph-count="73" meta:word-count="528" meta:character-count="3236" meta:non-whitespace-character-count="2801"/>
  </office:meta>
</office:document-meta>
</file>